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76277203229991737" text:style-name="L1">
        <text:list-item>
          <text:p text:style-name="P1">intro</text:p>
          <text:list>
            <text:list-item>
              <text:p text:style-name="P1">langage étudié ici</text:p>
            </text:list-item>
            <text:list-item>
              <text:p text:style-name="P1">année de création</text:p>
            </text:list-item>
            <text:list-item>
              <text:p text:style-name="P1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1">complexité</text:p>
                </text:list-item>
                <text:list-item>
                  <text:p text:style-name="P1">approche des autres langages après avoir appris celui la</text:p>
                </text:list-item>
              </text:list>
            </text:list-item>
            <text:list-item>
              <text:p text:style-name="P1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1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1">comment appeler un langage humainement assez compréhensible ?</text:p>
                        </text:list-item>
                        <text:list-item>
                          <text:p text:style-name="P1">comment appeler un langage facilement traduisible en binaire ? (peu d'abstr)</text:p>
                        </text:list-item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19T19:58:18</dc:date>
    <dc:creator>yjfjyf jjku</dc:creator>
    <meta:editing-duration>PT22M50S</meta:editing-duration>
    <meta:editing-cycles>16</meta:editing-cycles>
    <meta:generator>OpenOffice/4.0.0$Unix OpenOffice.org_project/400m3$Build-9702</meta:generator>
    <meta:document-statistic meta:table-count="0" meta:image-count="0" meta:object-count="0" meta:page-count="1" meta:paragraph-count="15" meta:word-count="91" meta:character-count="523"/>
  </office:meta>
</office:document-meta>
</file>